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legreya" svg:font-family="Alegreya, 'Times New Roman', Times, Georgia, 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Standard">
      <style:text-properties fo:color="#000000"/>
    </style:style>
    <style:style style:name="P3" style:family="paragraph" style:parent-style-name="Heading_20_1">
      <style:paragraph-properties fo:margin-top="0.423cm" fo:margin-bottom="0.212cm" fo:keep-with-next="always"/>
    </style:style>
    <style:style style:name="T1" style:family="text">
      <style:text-properties fo:font-variant="normal" fo:text-transform="none" style:font-name="Times New Roman" fo:font-size="12pt" fo:letter-spacing="normal" fo:font-style="normal" fo:font-weight="normal" style:font-size-asian="12pt" style:font-size-complex="12pt"/>
    </style:style>
    <style:style style:name="T2" style:family="text">
      <style:text-properties style:font-name="Arial" style:font-name-asian="Microsoft YaHei" style:font-name-complex="Lucida San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hier des charges<text:line-break/>Réalisation,validation d'un moteur de recherche bibliographique, utilisation dans un cas pratique</text:p>
      <text:p text:style-name="Standard"/>
      <text:h text:style-name="Heading_20_1" text:outline-level="1">OBJECTIF :</text:h>
      <text:p text:style-name="Standard">Rationaliser la recherche bibliographique. A partir d'articles de références établir via un modèle <text:s/>de machine learning une liste qualifiée d'articles traitant du même sujet. </text:p>
      <text:p text:style-name="Standard">Utiliser l'outil réalisé pour établir une recherche biblio sur le thème Machine Learning dans le domaine de la santé . En extraire une data-visualisation sur les tailles d'échantillon, les spécialités, les pays en pointe, …</text:p>
      <text:p text:style-name="Standard"/>
      <text:h text:style-name="Heading_20_1" text:outline-level="1">CONTEXTE : </text:h>
      <text:p text:style-name="Standard">Les articles scientifique sont très structurés: abstract, rationnel, discussion, références bibliographiques, mots-clefs. On peut profiter de cette structure pour, à partir d'article de référence, établir une liste le plus exhaustive d'articles connexes. </text:p>
      <text:p text:style-name="Standard">Les articles scientifiques sont souvent mis à disposition sur le Web. On retrouve généralement un à cinq sites de référence par thématique de recherche. De même, le format des références bibliographique est assez standardisé :</text:p>
      <text:p text:style-name="P2"><text:span text:style-name="T1">http://www.icmje.org/recommendations/translations/french2015.pdf</text:span> </text:p>
      <text:p text:style-name="Standard"><text:a xlink:type="simple" xlink:href="https://www.nlm.nih.gov/bsd/uniform_requirements.html" text:style-name="Internet_20_link" text:visited-style-name="Visited_20_Internet_20_Link">https://www.nlm.nih.gov/bsd/uniform_requirements.html</text:a></text:p>
      <text:p text:style-name="Standard"><text:a xlink:type="simple" xlink:href="http://www.niso.org/publications/ansiniso-z3929-2005-r2010" text:style-name="Internet_20_link" text:visited-style-name="Visited_20_Internet_20_Link">http://www.niso.org/publications/ansiniso-z3929-2005-r2010</text:a></text:p>
      <text:p text:style-name="Standard"/>
      <text:p text:style-name="Standard"/>
      <text:h text:style-name="P3" text:outline-level="1"><text:span text:style-name="T2">MISSION:</text:span></text:h>
      <text:p text:style-name="Standard">Etape1 : Scrapping</text:p>
      <text:p text:style-name="Standard">Élaborer un programme de scraping qui à partir d'un ou plusieurs articles scientifiques , parcour récursivement le chaînage des références bibliographiques et les mots clefs pour établir une banque des articles connexes. Le programme pourra prendre en entrée une liste d'URL d'articles et des articles au format pdf regroupé au sein d'un répertoire.</text:p>
      <text:p text:style-name="Standard">Le choix des bibliothèques de scraping devra être argumenté</text:p>
      <text:p text:style-name="Standard">Les articles retrouvés devront être stockés dans un format facilement exploitable pour la suite.</text:p>
      <text:p text:style-name="Standard">Le choix du format sera documenté(csv,json,noSql).</text:p>
      <text:p text:style-name="Standard"/>
      <text:p text:style-name="Standard">Etape2 : ML</text:p>
      <text:p text:style-name="Standard">A partir de bibliothèques existantes, établir un programme de machine learning qui à partir d'une classification (intéressant / pas intéressant) permet de classer les articles retrouvés en fonction de leur intérêt potentiel. Échantillonnage, classification, validation.</text:p>
      <text:p text:style-name="Standard">Utiliser le programme de scrapping réalisé sur le sujet « Machine Learning dans le domaine de la santé » pour définir la base d'articles. Scinder la base «  échantillons necéssaire pour la apprentissage,évaluation,validation.</text:p>
      <text:p text:style-name="Standard"/>
      <text:p text:style-name="Standard">Etape3 : Dataviz</text:p>
      <text:p text:style-name="Standard">A partir des articles retrouvés , et d'un dictionnaire de pathologie ( CIM10 ou autre) ; extraire de chaque article, les pathologies cibles et la taille des échantillons utilisés. Définir et utiliser une structure de donnée noSQL pour mémoriser les informations retrouvées. Utiliser un ETL pour homogénéiser les données extraites et les dictionnaires utilisés</text:p>
      <text:p text:style-name="Standard"><text:soft-page-break/>Élaborer des tableaux de bord quantitatif ( mots déterminant, pathologies, domaines, pays, …) sur le ML dans le domaine de la santé.</text:p>
      <text:p text:style-name="Standard">Le projet sera gérér en suivant la méthode Agile, avec alternance des rôles tous les 2 jours.</text:p>
      <text:p text:style-name="Standard">Bonus possible : Impact des mots déterminants identifiés dans les réseaux sociaux.</text:p>
      <text:p text:style-name="Standard"/>
      <text:p text:style-name="Standard">Techno :Python, ML, MongoDB, Talend, Tableau ou PowerBI</text:p>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legreya" svg:font-family="Alegreya, 'Times New Roman', Times, Georgia, 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2-03T08:01:33.79</meta:creation-date>
    <dc:date>2022-02-09T13:51:42.30</dc:date>
    <meta:editing-duration>PT21H7M53S</meta:editing-duration>
    <meta:editing-cycles>7</meta:editing-cycles>
    <meta:generator>OpenOffice/4.1.7$Win32 OpenOffice.org_project/417m1$Build-9800</meta:generator>
    <meta:document-statistic meta:table-count="0" meta:image-count="0" meta:object-count="0" meta:page-count="2" meta:paragraph-count="26" meta:word-count="420" meta:character-count="3015"/>
  </office:meta>
</office:document-meta>
</file>